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0.setValue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FieldTest_primitive.test_code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ngFieldTest_primitive.test_codec_nul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FieldTest_primitive.test_codec_null_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ngFieldTest_primitive.test_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